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94.65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0.5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1.20GHz</text:p>
          </table:table-cell>
          <table:table-cell office:value-type="string" calcext:value-type="string">
            <text:p>1.60GHz</text:p>
          </table:table-cell>
          <table:table-cell office:value-type="string" calcext:value-type="string">
            <text:p>2.00GHz</text:p>
          </table:table-cell>
          <table:table-cell office:value-type="string" calcext:value-type="string">
            <text:p>2.40GHz</text:p>
          </table:table-cell>
          <table:table-cell office:value-type="string" calcext:value-type="string">
            <text:p>2.80GHz</text:p>
          </table:table-cell>
          <table:table-cell office:value-type="string" calcext:value-type="string">
            <text:p>3.20GHz</text:p>
          </table:table-cell>
          <table:table-cell office:value-type="string" calcext:value-type="string">
            <text:p>3.60GHz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yes Network</text:p>
          </table:table-cell>
          <table:table-cell office:value-type="float" office:value="0.0693602" calcext:value-type="float">
            <text:p>0.0693602</text:p>
          </table:table-cell>
          <table:table-cell office:value-type="float" office:value="0.0654078" calcext:value-type="float">
            <text:p>0.0654078</text:p>
          </table:table-cell>
          <table:table-cell office:value-type="float" office:value="0.0633937" calcext:value-type="float">
            <text:p>0.0633937</text:p>
          </table:table-cell>
          <table:table-cell office:value-type="float" office:value="0.0634083" calcext:value-type="float">
            <text:p>0.0634083</text:p>
          </table:table-cell>
          <table:table-cell office:value-type="float" office:value="0.0634126" calcext:value-type="float">
            <text:p>0.0634126</text:p>
          </table:table-cell>
          <table:table-cell office:value-type="float" office:value="0.0644174" calcext:value-type="float">
            <text:p>0.0644174</text:p>
          </table:table-cell>
          <table:table-cell office:value-type="float" office:value="0.0653921" calcext:value-type="float">
            <text:p>0.06539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0337" calcext:value-type="float">
            <text:p>0.060337</text:p>
          </table:table-cell>
          <table:table-cell office:value-type="float" office:value="0.050253" calcext:value-type="float">
            <text:p>0.050253</text:p>
          </table:table-cell>
          <table:table-cell office:value-type="float" office:value="0.05029" calcext:value-type="float">
            <text:p>0.05029</text:p>
          </table:table-cell>
          <table:table-cell office:value-type="float" office:value="0.050489" calcext:value-type="float">
            <text:p>0.050489</text:p>
          </table:table-cell>
          <table:table-cell office:value-type="float" office:value="0.060222" calcext:value-type="float">
            <text:p>0.060222</text:p>
          </table:table-cell>
          <table:table-cell office:value-type="float" office:value="0.050226" calcext:value-type="float">
            <text:p>0.050226</text:p>
          </table:table-cell>
          <table:table-cell office:value-type="float" office:value="0.050449" calcext:value-type="float">
            <text:p>0.050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433" calcext:value-type="float">
            <text:p>0.080433</text:p>
          </table:table-cell>
          <table:table-cell office:value-type="float" office:value="0.080429" calcext:value-type="float">
            <text:p>0.080429</text:p>
          </table:table-cell>
          <table:table-cell office:value-type="float" office:value="0.080478" calcext:value-type="float">
            <text:p>0.080478</text:p>
          </table:table-cell>
          <table:table-cell office:value-type="float" office:value="0.070424" calcext:value-type="float">
            <text:p>0.070424</text:p>
          </table:table-cell>
          <table:table-cell office:value-type="float" office:value="0.070503" calcext:value-type="float">
            <text:p>0.070503</text:p>
          </table:table-cell>
          <table:table-cell office:value-type="float" office:value="0.080422" calcext:value-type="float">
            <text:p>0.080422</text:p>
          </table:table-cell>
          <table:table-cell office:value-type="float" office:value="0.090314" calcext:value-type="float">
            <text:p>0.090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036" calcext:value-type="float">
            <text:p>0.07036</text:p>
          </table:table-cell>
          <table:table-cell office:value-type="float" office:value="0.0654625" calcext:value-type="float">
            <text:p>0.0654625</text:p>
          </table:table-cell>
          <table:table-cell office:value-type="float" office:value="0.060442" calcext:value-type="float">
            <text:p>0.060442</text:p>
          </table:table-cell>
          <table:table-cell office:value-type="float" office:value="0.060552" calcext:value-type="float">
            <text:p>0.060552</text:p>
          </table:table-cell>
          <table:table-cell office:value-type="float" office:value="0.060458" calcext:value-type="float">
            <text:p>0.060458</text:p>
          </table:table-cell>
          <table:table-cell office:value-type="float" office:value="0.060547" calcext:value-type="float">
            <text:p>0.060547</text:p>
          </table:table-cell>
          <table:table-cell office:value-type="float" office:value="0.060409" calcext:value-type="float">
            <text:p>0.06040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323958815111111" calcext:value-type="float">
            <text:p>3.24E-05</text:p>
          </table:table-cell>
          <table:table-cell table:style-name="ce1" office:value-type="float" office:value="0.0000727451617333334" calcext:value-type="float">
            <text:p>7.27E-05</text:p>
          </table:table-cell>
          <table:table-cell table:style-name="ce1" office:value-type="float" office:value="0.0000684909153444445" calcext:value-type="float">
            <text:p>6.85E-05</text:p>
          </table:table-cell>
          <table:table-cell table:style-name="ce1" office:value-type="float" office:value="0.0000446074013444445" calcext:value-type="float">
            <text:p>4.46E-05</text:p>
          </table:table-cell>
          <table:table-cell table:style-name="ce1" office:value-type="float" office:value="0.0000235800833777778" calcext:value-type="float">
            <text:p>2.36E-05</text:p>
          </table:table-cell>
          <table:table-cell office:value-type="float" office:value="0.000115692136488889" calcext:value-type="float">
            <text:p>0.0001156921</text:p>
          </table:table-cell>
          <table:table-cell office:value-type="float" office:value="0.000139313100766667" calcext:value-type="float">
            <text:p>0.0001393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569173800443337" calcext:value-type="float">
            <text:p>0.005691738</text:p>
          </table:table-cell>
          <table:table-cell office:value-type="float" office:value="0.00852907742568523" calcext:value-type="float">
            <text:p>0.0085290774</text:p>
          </table:table-cell>
          <table:table-cell office:value-type="float" office:value="0.00827592383631245" calcext:value-type="float">
            <text:p>0.0082759238</text:p>
          </table:table-cell>
          <table:table-cell office:value-type="float" office:value="0.00667887725178749" calcext:value-type="float">
            <text:p>0.0066788773</text:p>
          </table:table-cell>
          <table:table-cell office:value-type="float" office:value="0.00485593280202453" calcext:value-type="float">
            <text:p>0.0048559328</text:p>
          </table:table-cell>
          <table:table-cell office:value-type="float" office:value="0.0107560279140996" calcext:value-type="float">
            <text:p>0.0107560279</text:p>
          </table:table-cell>
          <table:table-cell office:value-type="float" office:value="0.0118030970836754" calcext:value-type="float">
            <text:p>0.0118030971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Boltzmann Machine</text:p>
          </table:table-cell>
          <table:table-cell office:value-type="float" office:value="0.0713903" calcext:value-type="float">
            <text:p>0.0713903</text:p>
          </table:table-cell>
          <table:table-cell office:value-type="float" office:value="0.0724204" calcext:value-type="float">
            <text:p>0.0724204</text:p>
          </table:table-cell>
          <table:table-cell office:value-type="float" office:value="0.0653934" calcext:value-type="float">
            <text:p>0.0653934</text:p>
          </table:table-cell>
          <table:table-cell office:value-type="float" office:value="0.0613836" calcext:value-type="float">
            <text:p>0.0613836</text:p>
          </table:table-cell>
          <table:table-cell office:value-type="float" office:value="0.0654437" calcext:value-type="float">
            <text:p>0.0654437</text:p>
          </table:table-cell>
          <table:table-cell office:value-type="float" office:value="0.0604041" calcext:value-type="float">
            <text:p>0.0604041</text:p>
          </table:table-cell>
          <table:table-cell office:value-type="float" office:value="0.0713661" calcext:value-type="float">
            <text:p>0.0713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0405" calcext:value-type="float">
            <text:p>0.060405</text:p>
          </table:table-cell>
          <table:table-cell office:value-type="float" office:value="0.060208" calcext:value-type="float">
            <text:p>0.060208</text:p>
          </table:table-cell>
          <table:table-cell office:value-type="float" office:value="0.060216" calcext:value-type="float">
            <text:p>0.060216</text:p>
          </table:table-cell>
          <table:table-cell office:value-type="float" office:value="0.060236" calcext:value-type="float">
            <text:p>0.060236</text:p>
          </table:table-cell>
          <table:table-cell office:value-type="float" office:value="0.050378" calcext:value-type="float">
            <text:p>0.050378</text:p>
          </table:table-cell>
          <table:table-cell office:value-type="float" office:value="0.050232" calcext:value-type="float">
            <text:p>0.050232</text:p>
          </table:table-cell>
          <table:table-cell office:value-type="float" office:value="0.060278" calcext:value-type="float">
            <text:p>0.060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476" calcext:value-type="float">
            <text:p>0.080476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80468" calcext:value-type="float">
            <text:p>0.080468</text:p>
          </table:table-cell>
          <table:table-cell office:value-type="float" office:value="0.070461" calcext:value-type="float">
            <text:p>0.070461</text:p>
          </table:table-cell>
          <table:table-cell office:value-type="float" office:value="0.080425" calcext:value-type="float">
            <text:p>0.080425</text:p>
          </table:table-cell>
          <table:table-cell office:value-type="float" office:value="0.070407" calcext:value-type="float">
            <text:p>0.070407</text:p>
          </table:table-cell>
          <table:table-cell office:value-type="float" office:value="0.100269" calcext:value-type="float">
            <text:p>0.100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0412" calcext:value-type="float">
            <text:p>0.070412</text:p>
          </table:table-cell>
          <table:table-cell office:value-type="float" office:value="0.070479" calcext:value-type="float">
            <text:p>0.070479</text:p>
          </table:table-cell>
          <table:table-cell office:value-type="float" office:value="0.060469" calcext:value-type="float">
            <text:p>0.060469</text:p>
          </table:table-cell>
          <table:table-cell office:value-type="float" office:value="0.060386" calcext:value-type="float">
            <text:p>0.060386</text:p>
          </table:table-cell>
          <table:table-cell office:value-type="float" office:value="0.0654865" calcext:value-type="float">
            <text:p>0.0654865</text:p>
          </table:table-cell>
          <table:table-cell office:value-type="float" office:value="0.060414" calcext:value-type="float">
            <text:p>0.060414</text:p>
          </table:table-cell>
          <table:table-cell office:value-type="float" office:value="0.065442" calcext:value-type="float">
            <text:p>0.06544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323028291222222" calcext:value-type="float">
            <text:p>3.23E-05</text:p>
          </table:table-cell>
          <table:table-cell table:style-name="ce1" office:value-type="float" office:value="0.0000624825516" calcext:value-type="float">
            <text:p>6.25E-05</text:p>
          </table:table-cell>
          <table:table-cell table:style-name="ce1" office:value-type="float" office:value="0.0000504237451555556" calcext:value-type="float">
            <text:p>5.04E-05</text:p>
          </table:table-cell>
          <table:table-cell table:style-name="ce1" office:value-type="float" office:value="0.0000101810087111111" calcext:value-type="float">
            <text:p>1.02E-05</text:p>
          </table:table-cell>
          <table:table-cell table:style-name="ce1" office:value-type="float" office:value="0.0000727039213444445" calcext:value-type="float">
            <text:p>7.27E-05</text:p>
          </table:table-cell>
          <table:table-cell table:style-name="ce1" office:value-type="float" office:value="0.0000226218138777778" calcext:value-type="float">
            <text:p>2.26E-05</text:p>
          </table:table-cell>
          <table:table-cell office:value-type="float" office:value="0.0002085036161" calcext:value-type="float">
            <text:p>0.00020850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568355778735663" calcext:value-type="float">
            <text:p>0.0056835578</text:p>
          </table:table-cell>
          <table:table-cell office:value-type="float" office:value="0.00790459053968009" calcext:value-type="float">
            <text:p>0.0079045905</text:p>
          </table:table-cell>
          <table:table-cell office:value-type="float" office:value="0.00710096790272675" calcext:value-type="float">
            <text:p>0.0071009679</text:p>
          </table:table-cell>
          <table:table-cell office:value-type="float" office:value="0.0031907692976947" calcext:value-type="float">
            <text:p>0.0031907693</text:p>
          </table:table-cell>
          <table:table-cell office:value-type="float" office:value="0.00852665944813352" calcext:value-type="float">
            <text:p>0.0085266594</text:p>
          </table:table-cell>
          <table:table-cell office:value-type="float" office:value="0.00475623946808587" calcext:value-type="float">
            <text:p>0.0047562395</text:p>
          </table:table-cell>
          <table:table-cell office:value-type="float" office:value="0.0144396542929531" calcext:value-type="float">
            <text:p>0.0144396543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st Assignment</text:p>
          </table:table-cell>
          <table:table-cell office:value-type="float" office:value="0.0683775" calcext:value-type="float">
            <text:p>0.0683775</text:p>
          </table:table-cell>
          <table:table-cell office:value-type="float" office:value="0.0714418" calcext:value-type="float">
            <text:p>0.0714418</text:p>
          </table:table-cell>
          <table:table-cell office:value-type="float" office:value="0.0643967" calcext:value-type="float">
            <text:p>0.0643967</text:p>
          </table:table-cell>
          <table:table-cell office:value-type="float" office:value="0.0623858" calcext:value-type="float">
            <text:p>0.0623858</text:p>
          </table:table-cell>
          <table:table-cell office:value-type="float" office:value="0.0604146" calcext:value-type="float">
            <text:p>0.0604146</text:p>
          </table:table-cell>
          <table:table-cell office:value-type="float" office:value="0.0594041" calcext:value-type="float">
            <text:p>0.0594041</text:p>
          </table:table-cell>
          <table:table-cell office:value-type="float" office:value="0.0624393" calcext:value-type="float">
            <text:p>0.0624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0217" calcext:value-type="float">
            <text:p>0.060217</text:p>
          </table:table-cell>
          <table:table-cell office:value-type="float" office:value="0.060213" calcext:value-type="float">
            <text:p>0.06021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50216" calcext:value-type="float">
            <text:p>0.050216</text:p>
          </table:table-cell>
          <table:table-cell office:value-type="float" office:value="0.050355" calcext:value-type="float">
            <text:p>0.050355</text:p>
          </table:table-cell>
          <table:table-cell office:value-type="float" office:value="0.050213" calcext:value-type="float">
            <text:p>0.050213</text:p>
          </table:table-cell>
          <table:table-cell office:value-type="float" office:value="0.060224" calcext:value-type="float">
            <text:p>0.060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43" calcext:value-type="float">
            <text:p>0.08043</text:p>
          </table:table-cell>
          <table:table-cell office:value-type="float" office:value="0.080483" calcext:value-type="float">
            <text:p>0.080483</text:p>
          </table:table-cell>
          <table:table-cell office:value-type="float" office:value="0.070451" calcext:value-type="float">
            <text:p>0.070451</text:p>
          </table:table-cell>
          <table:table-cell office:value-type="float" office:value="0.070507" calcext:value-type="float">
            <text:p>0.070507</text:p>
          </table:table-cell>
          <table:table-cell office:value-type="float" office:value="0.070477" calcext:value-type="float">
            <text:p>0.070477</text:p>
          </table:table-cell>
          <table:table-cell office:value-type="float" office:value="0.060527" calcext:value-type="float">
            <text:p>0.060527</text:p>
          </table:table-cell>
          <table:table-cell office:value-type="float" office:value="0.080517" calcext:value-type="float">
            <text:p>0.080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03005" calcext:value-type="float">
            <text:p>0.0703005</text:p>
          </table:table-cell>
          <table:table-cell office:value-type="float" office:value="0.0704755" calcext:value-type="float">
            <text:p>0.0704755</text:p>
          </table:table-cell>
          <table:table-cell office:value-type="float" office:value="0.065365" calcext:value-type="float">
            <text:p>0.065365</text:p>
          </table:table-cell>
          <table:table-cell office:value-type="float" office:value="0.065412" calcext:value-type="float">
            <text:p>0.065412</text:p>
          </table:table-cell>
          <table:table-cell office:value-type="float" office:value="0.0604575" calcext:value-type="float">
            <text:p>0.0604575</text:p>
          </table:table-cell>
          <table:table-cell office:value-type="float" office:value="0.0604215" calcext:value-type="float">
            <text:p>0.0604215</text:p>
          </table:table-cell>
          <table:table-cell office:value-type="float" office:value="0.0604745" calcext:value-type="float">
            <text:p>0.060474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619118442777778" calcext:value-type="float">
            <text:p>6.19E-05</text:p>
          </table:table-cell>
          <table:table-cell table:style-name="ce1" office:value-type="float" office:value="0.0000328101219555555" calcext:value-type="float">
            <text:p>3.28E-05</text:p>
          </table:table-cell>
          <table:table-cell table:style-name="ce1" office:value-type="float" office:value="0.0000478414093444445" calcext:value-type="float">
            <text:p>4.78E-05</text:p>
          </table:table-cell>
          <table:table-cell table:style-name="ce1" office:value-type="float" office:value="0.0000857663435111111" calcext:value-type="float">
            <text:p>8.58E-05</text:p>
          </table:table-cell>
          <table:table-cell table:style-name="ce1" office:value-type="float" office:value="0.0000225024122666667" calcext:value-type="float">
            <text:p>2.25E-05</text:p>
          </table:table-cell>
          <table:table-cell table:style-name="ce1" office:value-type="float" office:value="0.0000104336385444445" calcext:value-type="float">
            <text:p>1.04E-05</text:p>
          </table:table-cell>
          <table:table-cell table:style-name="ce1" office:value-type="float" office:value="0.0000403556166777778" calcext:value-type="float">
            <text:p>4.04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86840798877243" calcext:value-type="float">
            <text:p>0.007868408</text:p>
          </table:table-cell>
          <table:table-cell office:value-type="float" office:value="0.00572801204219715" calcext:value-type="float">
            <text:p>0.005728012</text:p>
          </table:table-cell>
          <table:table-cell office:value-type="float" office:value="0.00691674846618297" calcext:value-type="float">
            <text:p>0.0069167485</text:p>
          </table:table-cell>
          <table:table-cell office:value-type="float" office:value="0.0092610120133337" calcext:value-type="float">
            <text:p>0.009261012</text:p>
          </table:table-cell>
          <table:table-cell office:value-type="float" office:value="0.00474367075867062" calcext:value-type="float">
            <text:p>0.0047436708</text:p>
          </table:table-cell>
          <table:table-cell office:value-type="float" office:value="0.00323011432374219" calcext:value-type="float">
            <text:p>0.0032301143</text:p>
          </table:table-cell>
          <table:table-cell office:value-type="float" office:value="0.00635260707723827" calcext:value-type="float">
            <text:p>0.006352607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File Search</text:p>
          </table:table-cell>
          <table:table-cell office:value-type="float" office:value="1.0324057" calcext:value-type="float">
            <text:p>1.0324057</text:p>
          </table:table-cell>
          <table:table-cell office:value-type="float" office:value="1.0703814" calcext:value-type="float">
            <text:p>1.0703814</text:p>
          </table:table-cell>
          <table:table-cell office:value-type="float" office:value="1.0574348" calcext:value-type="float">
            <text:p>1.0574348</text:p>
          </table:table-cell>
          <table:table-cell office:value-type="float" office:value="1.1093668" calcext:value-type="float">
            <text:p>1.1093668</text:p>
          </table:table-cell>
          <table:table-cell office:value-type="float" office:value="1.0583736" calcext:value-type="float">
            <text:p>1.0583736</text:p>
          </table:table-cell>
          <table:table-cell office:value-type="float" office:value="1.116447" calcext:value-type="float">
            <text:p>1.116447</text:p>
          </table:table-cell>
          <table:table-cell office:value-type="float" office:value="0.9634562" calcext:value-type="float">
            <text:p>0.9634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00197" calcext:value-type="float">
            <text:p>1.000197</text:p>
          </table:table-cell>
          <table:table-cell office:value-type="float" office:value="1.020392" calcext:value-type="float">
            <text:p>1.020392</text:p>
          </table:table-cell>
          <table:table-cell office:value-type="float" office:value="1.000326" calcext:value-type="float">
            <text:p>1.000326</text:p>
          </table:table-cell>
          <table:table-cell office:value-type="float" office:value="1.060212" calcext:value-type="float">
            <text:p>1.060212</text:p>
          </table:table-cell>
          <table:table-cell office:value-type="float" office:value="1.030272" calcext:value-type="float">
            <text:p>1.030272</text:p>
          </table:table-cell>
          <table:table-cell office:value-type="float" office:value="1.070313" calcext:value-type="float">
            <text:p>1.070313</text:p>
          </table:table-cell>
          <table:table-cell office:value-type="float" office:value="0.90043" calcext:value-type="float">
            <text:p>0.90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70363" calcext:value-type="float">
            <text:p>1.070363</text:p>
          </table:table-cell>
          <table:table-cell office:value-type="float" office:value="1.170306" calcext:value-type="float">
            <text:p>1.170306</text:p>
          </table:table-cell>
          <table:table-cell office:value-type="float" office:value="1.17049" calcext:value-type="float">
            <text:p>1.17049</text:p>
          </table:table-cell>
          <table:table-cell office:value-type="float" office:value="1.220226" calcext:value-type="float">
            <text:p>1.220226</text:p>
          </table:table-cell>
          <table:table-cell office:value-type="float" office:value="1.100316" calcext:value-type="float">
            <text:p>1.100316</text:p>
          </table:table-cell>
          <table:table-cell office:value-type="float" office:value="1.180459" calcext:value-type="float">
            <text:p>1.180459</text:p>
          </table:table-cell>
          <table:table-cell office:value-type="float" office:value="1.04045" calcext:value-type="float">
            <text:p>1.04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30438" calcext:value-type="float">
            <text:p>1.030438</text:p>
          </table:table-cell>
          <table:table-cell office:value-type="float" office:value="1.055444" calcext:value-type="float">
            <text:p>1.055444</text:p>
          </table:table-cell>
          <table:table-cell office:value-type="float" office:value="1.040472" calcext:value-type="float">
            <text:p>1.040472</text:p>
          </table:table-cell>
          <table:table-cell office:value-type="float" office:value="1.100377" calcext:value-type="float">
            <text:p>1.100377</text:p>
          </table:table-cell>
          <table:table-cell office:value-type="float" office:value="1.055459" calcext:value-type="float">
            <text:p>1.055459</text:p>
          </table:table-cell>
          <table:table-cell office:value-type="float" office:value="1.1104645" calcext:value-type="float">
            <text:p>1.1104645</text:p>
          </table:table-cell>
          <table:table-cell office:value-type="float" office:value="0.9654075" calcext:value-type="float">
            <text:p>0.96540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73751466677777" calcext:value-type="float">
            <text:p>0.0005737515</text:p>
          </table:table-cell>
          <table:table-cell office:value-type="float" office:value="0.00206084116048888" calcext:value-type="float">
            <text:p>0.0020608412</text:p>
          </table:table-cell>
          <table:table-cell office:value-type="float" office:value="0.00286858831262222" calcext:value-type="float">
            <text:p>0.0028685883</text:p>
          </table:table-cell>
          <table:table-cell office:value-type="float" office:value="0.00260934513373333" calcext:value-type="float">
            <text:p>0.0026093451</text:p>
          </table:table-cell>
          <table:table-cell office:value-type="float" office:value="0.000440744988933333" calcext:value-type="float">
            <text:p>0.000440745</text:p>
          </table:table-cell>
          <table:table-cell office:value-type="float" office:value="0.00096025594466667" calcext:value-type="float">
            <text:p>0.0009602559</text:p>
          </table:table-cell>
          <table:table-cell office:value-type="float" office:value="0.00165134499773334" calcext:value-type="float">
            <text:p>0.001651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39531097496291" calcext:value-type="float">
            <text:p>0.0239531097</text:p>
          </table:table-cell>
          <table:table-cell office:value-type="float" office:value="0.0453964884158333" calcext:value-type="float">
            <text:p>0.0453964884</text:p>
          </table:table-cell>
          <table:table-cell office:value-type="float" office:value="0.0535592038087034" calcext:value-type="float">
            <text:p>0.0535592038</text:p>
          </table:table-cell>
          <table:table-cell office:value-type="float" office:value="0.0510817495171547" calcext:value-type="float">
            <text:p>0.0510817495</text:p>
          </table:table-cell>
          <table:table-cell office:value-type="float" office:value="0.0209939274299339" calcext:value-type="float">
            <text:p>0.0209939274</text:p>
          </table:table-cell>
          <table:table-cell office:value-type="float" office:value="0.0309879967837011" calcext:value-type="float">
            <text:p>0.0309879968</text:p>
          </table:table-cell>
          <table:table-cell office:value-type="float" office:value="0.0406367444283291" calcext:value-type="float">
            <text:p>0.0406367444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Kmean</text:p>
          </table:table-cell>
          <table:table-cell office:value-type="float" office:value="1.0102089" calcext:value-type="float">
            <text:p>1.0102089</text:p>
          </table:table-cell>
          <table:table-cell office:value-type="float" office:value="1.05123" calcext:value-type="float">
            <text:p>1.05123</text:p>
          </table:table-cell>
          <table:table-cell office:value-type="float" office:value="1.0732613" calcext:value-type="float">
            <text:p>1.0732613</text:p>
          </table:table-cell>
          <table:table-cell office:value-type="float" office:value="1.0422366" calcext:value-type="float">
            <text:p>1.0422366</text:p>
          </table:table-cell>
          <table:table-cell office:value-type="float" office:value="1.029252" calcext:value-type="float">
            <text:p>1.029252</text:p>
          </table:table-cell>
          <table:table-cell office:value-type="float" office:value="1.1422571" calcext:value-type="float">
            <text:p>1.1422571</text:p>
          </table:table-cell>
          <table:table-cell office:value-type="float" office:value="1.1723239" calcext:value-type="float">
            <text:p>1.17232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90214" calcext:value-type="float">
            <text:p>0.990214</text:p>
          </table:table-cell>
          <table:table-cell office:value-type="float" office:value="1.040215" calcext:value-type="float">
            <text:p>1.040215</text:p>
          </table:table-cell>
          <table:table-cell office:value-type="float" office:value="0.96029" calcext:value-type="float">
            <text:p>0.96029</text:p>
          </table:table-cell>
          <table:table-cell office:value-type="float" office:value="1.010222" calcext:value-type="float">
            <text:p>1.010222</text:p>
          </table:table-cell>
          <table:table-cell office:value-type="float" office:value="0.980293" calcext:value-type="float">
            <text:p>0.980293</text:p>
          </table:table-cell>
          <table:table-cell office:value-type="float" office:value="0.920245" calcext:value-type="float">
            <text:p>0.920245</text:p>
          </table:table-cell>
          <table:table-cell office:value-type="float" office:value="0.99022" calcext:value-type="float">
            <text:p>0.99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40215" calcext:value-type="float">
            <text:p>1.040215</text:p>
          </table:table-cell>
          <table:table-cell office:value-type="float" office:value="1.100255" calcext:value-type="float">
            <text:p>1.100255</text:p>
          </table:table-cell>
          <table:table-cell office:value-type="float" office:value="1.180224" calcext:value-type="float">
            <text:p>1.180224</text:p>
          </table:table-cell>
          <table:table-cell office:value-type="float" office:value="1.080253" calcext:value-type="float">
            <text:p>1.080253</text:p>
          </table:table-cell>
          <table:table-cell office:value-type="float" office:value="1.050288" calcext:value-type="float">
            <text:p>1.050288</text:p>
          </table:table-cell>
          <table:table-cell office:value-type="float" office:value="2.180435" calcext:value-type="float">
            <text:p>2.180435</text:p>
          </table:table-cell>
          <table:table-cell office:value-type="float" office:value="1.540272" calcext:value-type="float">
            <text:p>1.5402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102025" calcext:value-type="float">
            <text:p>1.0102025</text:p>
          </table:table-cell>
          <table:table-cell office:value-type="float" office:value="1.045235" calcext:value-type="float">
            <text:p>1.045235</text:p>
          </table:table-cell>
          <table:table-cell office:value-type="float" office:value="1.0552365" calcext:value-type="float">
            <text:p>1.0552365</text:p>
          </table:table-cell>
          <table:table-cell office:value-type="float" office:value="1.0352295" calcext:value-type="float">
            <text:p>1.0352295</text:p>
          </table:table-cell>
          <table:table-cell office:value-type="float" office:value="1.03522" calcext:value-type="float">
            <text:p>1.03522</text:p>
          </table:table-cell>
          <table:table-cell office:value-type="float" office:value="1.035252" calcext:value-type="float">
            <text:p>1.035252</text:p>
          </table:table-cell>
          <table:table-cell office:value-type="float" office:value="1.14031" calcext:value-type="float">
            <text:p>1.140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0097857877779" calcext:value-type="float">
            <text:p>0.0002000979</text:p>
          </table:table-cell>
          <table:table-cell office:value-type="float" office:value="0.00034354692511111" calcext:value-type="float">
            <text:p>0.0003435469</text:p>
          </table:table-cell>
          <table:table-cell office:value-type="float" office:value="0.00471433855689999" calcext:value-type="float">
            <text:p>0.0047143386</text:p>
          </table:table-cell>
          <table:table-cell office:value-type="float" office:value="0.000418465119600002" calcext:value-type="float">
            <text:p>0.0004184651</text:p>
          </table:table-cell>
          <table:table-cell office:value-type="float" office:value="0.00043219012688889" calcext:value-type="float">
            <text:p>0.0004321901</text:p>
          </table:table-cell>
          <table:table-cell office:value-type="float" office:value="0.134729717043433" calcext:value-type="float">
            <text:p>0.134729717</text:p>
          </table:table-cell>
          <table:table-cell office:value-type="float" office:value="0.0304238839627667" calcext:value-type="float">
            <text:p>0.0304238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41455949990723" calcext:value-type="float">
            <text:p>0.014145595</text:p>
          </table:table-cell>
          <table:table-cell office:value-type="float" office:value="0.0185350188861816" calcext:value-type="float">
            <text:p>0.0185350189</text:p>
          </table:table-cell>
          <table:table-cell office:value-type="float" office:value="0.0686610410414814" calcext:value-type="float">
            <text:p>0.068661041</text:p>
          </table:table-cell>
          <table:table-cell office:value-type="float" office:value="0.0204564200093761" calcext:value-type="float">
            <text:p>0.02045642</text:p>
          </table:table-cell>
          <table:table-cell office:value-type="float" office:value="0.0207891829298049" calcext:value-type="float">
            <text:p>0.0207891829</text:p>
          </table:table-cell>
          <table:table-cell office:value-type="float" office:value="0.367055468619435" calcext:value-type="float">
            <text:p>0.3670554686</text:p>
          </table:table-cell>
          <table:table-cell office:value-type="float" office:value="0.174424436254691" calcext:value-type="float">
            <text:p>0.1744244363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Running Statistics</text:p>
          </table:table-cell>
          <table:table-cell office:value-type="float" office:value="1.0893392" calcext:value-type="float">
            <text:p>1.0893392</text:p>
          </table:table-cell>
          <table:table-cell office:value-type="float" office:value="1.1233736" calcext:value-type="float">
            <text:p>1.1233736</text:p>
          </table:table-cell>
          <table:table-cell office:value-type="float" office:value="1.2134558" calcext:value-type="float">
            <text:p>1.2134558</text:p>
          </table:table-cell>
          <table:table-cell office:value-type="float" office:value="1.1343854" calcext:value-type="float">
            <text:p>1.1343854</text:p>
          </table:table-cell>
          <table:table-cell office:value-type="float" office:value="1.130344" calcext:value-type="float">
            <text:p>1.130344</text:p>
          </table:table-cell>
          <table:table-cell office:value-type="float" office:value="2.1475112" calcext:value-type="float">
            <text:p>2.1475112</text:p>
          </table:table-cell>
          <table:table-cell office:value-type="float" office:value="1.17037" calcext:value-type="float">
            <text:p>1.17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40448" calcext:value-type="float">
            <text:p>1.040448</text:p>
          </table:table-cell>
          <table:table-cell office:value-type="float" office:value="1.10026" calcext:value-type="float">
            <text:p>1.10026</text:p>
          </table:table-cell>
          <table:table-cell office:value-type="float" office:value="1.130228" calcext:value-type="float">
            <text:p>1.130228</text:p>
          </table:table-cell>
          <table:table-cell office:value-type="float" office:value="1.110266" calcext:value-type="float">
            <text:p>1.110266</text:p>
          </table:table-cell>
          <table:table-cell office:value-type="float" office:value="1.11028" calcext:value-type="float">
            <text:p>1.11028</text:p>
          </table:table-cell>
          <table:table-cell office:value-type="float" office:value="1.870428" calcext:value-type="float">
            <text:p>1.870428</text:p>
          </table:table-cell>
          <table:table-cell office:value-type="float" office:value="1.070216" calcext:value-type="float">
            <text:p>1.070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20349" calcext:value-type="float">
            <text:p>1.120349</text:p>
          </table:table-cell>
          <table:table-cell office:value-type="float" office:value="1.140445" calcext:value-type="float">
            <text:p>1.140445</text:p>
          </table:table-cell>
          <table:table-cell office:value-type="float" office:value="1.440467" calcext:value-type="float">
            <text:p>1.440467</text:p>
          </table:table-cell>
          <table:table-cell office:value-type="float" office:value="1.180447" calcext:value-type="float">
            <text:p>1.180447</text:p>
          </table:table-cell>
          <table:table-cell office:value-type="float" office:value="1.150428" calcext:value-type="float">
            <text:p>1.150428</text:p>
          </table:table-cell>
          <table:table-cell office:value-type="float" office:value="2.490437" calcext:value-type="float">
            <text:p>2.490437</text:p>
          </table:table-cell>
          <table:table-cell office:value-type="float" office:value="1.45031" calcext:value-type="float">
            <text:p>1.450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904125" calcext:value-type="float">
            <text:p>1.0904125</text:p>
          </table:table-cell>
          <table:table-cell office:value-type="float" office:value="1.1204525" calcext:value-type="float">
            <text:p>1.1204525</text:p>
          </table:table-cell>
          <table:table-cell office:value-type="float" office:value="1.195605" calcext:value-type="float">
            <text:p>1.195605</text:p>
          </table:table-cell>
          <table:table-cell office:value-type="float" office:value="1.1304315" calcext:value-type="float">
            <text:p>1.1304315</text:p>
          </table:table-cell>
          <table:table-cell office:value-type="float" office:value="1.1303505" calcext:value-type="float">
            <text:p>1.1303505</text:p>
          </table:table-cell>
          <table:table-cell office:value-type="float" office:value="2.135423" calcext:value-type="float">
            <text:p>2.135423</text:p>
          </table:table-cell>
          <table:table-cell office:value-type="float" office:value="1.120375" calcext:value-type="float">
            <text:p>1.120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42715451511111" calcext:value-type="float">
            <text:p>0.0005427155</text:p>
          </table:table-cell>
          <table:table-cell office:value-type="float" office:value="0.000268511402044445" calcext:value-type="float">
            <text:p>0.0002685114</text:p>
          </table:table-cell>
          <table:table-cell office:value-type="float" office:value="0.00818685801217777" calcext:value-type="float">
            <text:p>0.008186858</text:p>
          </table:table-cell>
          <table:table-cell office:value-type="float" office:value="0.000472586051155554" calcext:value-type="float">
            <text:p>0.0004725861</text:p>
          </table:table-cell>
          <table:table-cell office:value-type="float" office:value="0.000245270495555556" calcext:value-type="float">
            <text:p>0.0002452705</text:p>
          </table:table-cell>
          <table:table-cell office:value-type="float" office:value="0.0562975315257334" calcext:value-type="float">
            <text:p>0.0562975315</text:p>
          </table:table-cell>
          <table:table-cell office:value-type="float" office:value="0.0139703508666667" calcext:value-type="float">
            <text:p>0.0139703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232962540231495" calcext:value-type="float">
            <text:p>0.023296254</text:p>
          </table:table-cell>
          <table:table-cell office:value-type="float" office:value="0.0163863175254371" calcext:value-type="float">
            <text:p>0.0163863175</text:p>
          </table:table-cell>
          <table:table-cell office:value-type="float" office:value="0.0904812577950692" calcext:value-type="float">
            <text:p>0.0904812578</text:p>
          </table:table-cell>
          <table:table-cell office:value-type="float" office:value="0.0217390443937988" calcext:value-type="float">
            <text:p>0.0217390444</text:p>
          </table:table-cell>
          <table:table-cell office:value-type="float" office:value="0.015661114122423" calcext:value-type="float">
            <text:p>0.0156611141</text:p>
          </table:table-cell>
          <table:table-cell office:value-type="float" office:value="0.237271008607738" calcext:value-type="float">
            <text:p>0.2372710086</text:p>
          </table:table-cell>
          <table:table-cell office:value-type="float" office:value="0.118196238800846" calcext:value-type="float">
            <text:p>0.1181962388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0.0674328" calcext:value-type="float">
            <text:p>0.0674328</text:p>
          </table:table-cell>
          <table:table-cell office:value-type="float" office:value="0.0684216" calcext:value-type="float">
            <text:p>0.0684216</text:p>
          </table:table-cell>
          <table:table-cell office:value-type="float" office:value="0.0753555" calcext:value-type="float">
            <text:p>0.0753555</text:p>
          </table:table-cell>
          <table:table-cell office:value-type="float" office:value="0.0654577" calcext:value-type="float">
            <text:p>0.0654577</text:p>
          </table:table-cell>
          <table:table-cell office:value-type="float" office:value="0.063422" calcext:value-type="float">
            <text:p>0.063422</text:p>
          </table:table-cell>
          <table:table-cell office:value-type="float" office:value="0.0834379" calcext:value-type="float">
            <text:p>0.0834379</text:p>
          </table:table-cell>
          <table:table-cell office:value-type="float" office:value="0.071334" calcext:value-type="float">
            <text:p>0.071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0225" calcext:value-type="float">
            <text:p>0.050225</text:p>
          </table:table-cell>
          <table:table-cell office:value-type="float" office:value="0.060291" calcext:value-type="float">
            <text:p>0.060291</text:p>
          </table:table-cell>
          <table:table-cell office:value-type="float" office:value="0.060288" calcext:value-type="float">
            <text:p>0.060288</text:p>
          </table:table-cell>
          <table:table-cell office:value-type="float" office:value="0.060344" calcext:value-type="float">
            <text:p>0.060344</text:p>
          </table:table-cell>
          <table:table-cell office:value-type="float" office:value="0.050235" calcext:value-type="float">
            <text:p>0.050235</text:p>
          </table:table-cell>
          <table:table-cell office:value-type="float" office:value="0.050335" calcext:value-type="float">
            <text:p>0.050335</text:p>
          </table:table-cell>
          <table:table-cell office:value-type="float" office:value="0.060246" calcext:value-type="float">
            <text:p>0.060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431" calcext:value-type="float">
            <text:p>0.080431</text:p>
          </table:table-cell>
          <table:table-cell office:value-type="float" office:value="0.080537" calcext:value-type="float">
            <text:p>0.080537</text:p>
          </table:table-cell>
          <table:table-cell office:value-type="float" office:value="0.100396" calcext:value-type="float">
            <text:p>0.100396</text:p>
          </table:table-cell>
          <table:table-cell office:value-type="float" office:value="0.080493" calcext:value-type="float">
            <text:p>0.080493</text:p>
          </table:table-cell>
          <table:table-cell office:value-type="float" office:value="0.07048" calcext:value-type="float">
            <text:p>0.07048</text:p>
          </table:table-cell>
          <table:table-cell office:value-type="float" office:value="0.150438" calcext:value-type="float">
            <text:p>0.150438</text:p>
          </table:table-cell>
          <table:table-cell office:value-type="float" office:value="0.100266" calcext:value-type="float">
            <text:p>0.1002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03455" calcext:value-type="float">
            <text:p>0.0703455</text:p>
          </table:table-cell>
          <table:table-cell office:value-type="float" office:value="0.070376" calcext:value-type="float">
            <text:p>0.070376</text:p>
          </table:table-cell>
          <table:table-cell office:value-type="float" office:value="0.0753235" calcext:value-type="float">
            <text:p>0.0753235</text:p>
          </table:table-cell>
          <table:table-cell office:value-type="float" office:value="0.0606695" calcext:value-type="float">
            <text:p>0.0606695</text:p>
          </table:table-cell>
          <table:table-cell office:value-type="float" office:value="0.060503" calcext:value-type="float">
            <text:p>0.060503</text:p>
          </table:table-cell>
          <table:table-cell office:value-type="float" office:value="0.0703745" calcext:value-type="float">
            <text:p>0.0703745</text:p>
          </table:table-cell>
          <table:table-cell office:value-type="float" office:value="0.07033" calcext:value-type="float">
            <text:p>0.0703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677608361777778" calcext:value-type="float">
            <text:p>6.78E-05</text:p>
          </table:table-cell>
          <table:table-cell table:style-name="ce1" office:value-type="float" office:value="0.0000402563276000001" calcext:value-type="float">
            <text:p>4.03E-05</text:p>
          </table:table-cell>
          <table:table-cell office:value-type="float" office:value="0.0001840086785" calcext:value-type="float">
            <text:p>0.0001840087</text:p>
          </table:table-cell>
          <table:table-cell table:style-name="ce1" office:value-type="float" office:value="0.0000495330853444444" calcext:value-type="float">
            <text:p>4.95E-05</text:p>
          </table:table-cell>
          <table:table-cell table:style-name="ce1" office:value-type="float" office:value="0.0000459074344444445" calcext:value-type="float">
            <text:p>4.59E-05</text:p>
          </table:table-cell>
          <table:table-cell office:value-type="float" office:value="0.00109026960943333" calcext:value-type="float">
            <text:p>0.0010902696</text:p>
          </table:table-cell>
          <table:table-cell office:value-type="float" office:value="0.000143278507777778" calcext:value-type="float">
            <text:p>0.00014327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23169704118038" calcext:value-type="float">
            <text:p>0.008231697</text:p>
          </table:table-cell>
          <table:table-cell office:value-type="float" office:value="0.00634478743536772" calcext:value-type="float">
            <text:p>0.0063447874</text:p>
          </table:table-cell>
          <table:table-cell office:value-type="float" office:value="0.0135649798562327" calcext:value-type="float">
            <text:p>0.0135649799</text:p>
          </table:table-cell>
          <table:table-cell office:value-type="float" office:value="0.00703797452001955" calcext:value-type="float">
            <text:p>0.0070379745</text:p>
          </table:table-cell>
          <table:table-cell office:value-type="float" office:value="0.00677550252338854" calcext:value-type="float">
            <text:p>0.0067755025</text:p>
          </table:table-cell>
          <table:table-cell office:value-type="float" office:value="0.0330192309031167" calcext:value-type="float">
            <text:p>0.0330192309</text:p>
          </table:table-cell>
          <table:table-cell office:value-type="float" office:value="0.0119699000738426" calcext:value-type="float">
            <text:p>0.011969900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SvmPegasos</text:p>
          </table:table-cell>
          <table:table-cell office:value-type="float" office:value="0.0723903" calcext:value-type="float">
            <text:p>0.0723903</text:p>
          </table:table-cell>
          <table:table-cell office:value-type="float" office:value="0.067421" calcext:value-type="float">
            <text:p>0.067421</text:p>
          </table:table-cell>
          <table:table-cell office:value-type="float" office:value="0.0633918" calcext:value-type="float">
            <text:p>0.0633918</text:p>
          </table:table-cell>
          <table:table-cell office:value-type="float" office:value="0.0633603" calcext:value-type="float">
            <text:p>0.0633603</text:p>
          </table:table-cell>
          <table:table-cell office:value-type="float" office:value="0.0654252" calcext:value-type="float">
            <text:p>0.0654252</text:p>
          </table:table-cell>
          <table:table-cell office:value-type="float" office:value="0.0743994" calcext:value-type="float">
            <text:p>0.0743994</text:p>
          </table:table-cell>
          <table:table-cell office:value-type="float" office:value="0.0713535" calcext:value-type="float">
            <text:p>0.0713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0451" calcext:value-type="float">
            <text:p>0.060451</text:p>
          </table:table-cell>
          <table:table-cell office:value-type="float" office:value="0.060215" calcext:value-type="float">
            <text:p>0.060215</text:p>
          </table:table-cell>
          <table:table-cell office:value-type="float" office:value="0.050311" calcext:value-type="float">
            <text:p>0.050311</text:p>
          </table:table-cell>
          <table:table-cell office:value-type="float" office:value="0.050205" calcext:value-type="float">
            <text:p>0.050205</text:p>
          </table:table-cell>
          <table:table-cell office:value-type="float" office:value="0.05021" calcext:value-type="float">
            <text:p>0.05021</text:p>
          </table:table-cell>
          <table:table-cell office:value-type="float" office:value="0.050475" calcext:value-type="float">
            <text:p>0.050475</text:p>
          </table:table-cell>
          <table:table-cell office:value-type="float" office:value="0.060238" calcext:value-type="float">
            <text:p>0.0602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437" calcext:value-type="float">
            <text:p>0.080437</text:p>
          </table:table-cell>
          <table:table-cell office:value-type="float" office:value="0.080568" calcext:value-type="float">
            <text:p>0.080568</text:p>
          </table:table-cell>
          <table:table-cell office:value-type="float" office:value="0.080449" calcext:value-type="float">
            <text:p>0.080449</text:p>
          </table:table-cell>
          <table:table-cell office:value-type="float" office:value="0.070456" calcext:value-type="float">
            <text:p>0.070456</text:p>
          </table:table-cell>
          <table:table-cell office:value-type="float" office:value="0.090399" calcext:value-type="float">
            <text:p>0.090399</text:p>
          </table:table-cell>
          <table:table-cell office:value-type="float" office:value="0.090368" calcext:value-type="float">
            <text:p>0.090368</text:p>
          </table:table-cell>
          <table:table-cell office:value-type="float" office:value="0.110416" calcext:value-type="float">
            <text:p>0.110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04655" calcext:value-type="float">
            <text:p>0.0704655</text:p>
          </table:table-cell>
          <table:table-cell office:value-type="float" office:value="0.070319" calcext:value-type="float">
            <text:p>0.070319</text:p>
          </table:table-cell>
          <table:table-cell office:value-type="float" office:value="0.060438" calcext:value-type="float">
            <text:p>0.060438</text:p>
          </table:table-cell>
          <table:table-cell office:value-type="float" office:value="0.060428" calcext:value-type="float">
            <text:p>0.060428</text:p>
          </table:table-cell>
          <table:table-cell office:value-type="float" office:value="0.0605305" calcext:value-type="float">
            <text:p>0.0605305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0.0702975" calcext:value-type="float">
            <text:p>0.07029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395509557888889" calcext:value-type="float">
            <text:p>3.96E-05</text:p>
          </table:table-cell>
          <table:table-cell table:style-name="ce1" office:value-type="float" office:value="0.0000465348691111111" calcext:value-type="float">
            <text:p>4.65E-05</text:p>
          </table:table-cell>
          <table:table-cell table:style-name="ce1" office:value-type="float" office:value="0.0000683972337333334" calcext:value-type="float">
            <text:p>6.84E-05</text:p>
          </table:table-cell>
          <table:table-cell table:style-name="ce1" office:value-type="float" office:value="0.0000462165155666667" calcext:value-type="float">
            <text:p>4.62E-05</text:p>
          </table:table-cell>
          <table:table-cell office:value-type="float" office:value="0.000117071425511111" calcext:value-type="float">
            <text:p>0.0001170714</text:p>
          </table:table-cell>
          <table:table-cell office:value-type="float" office:value="0.000160163662044444" calcext:value-type="float">
            <text:p>0.0001601637</text:p>
          </table:table-cell>
          <table:table-cell office:value-type="float" office:value="0.000232577531611111" calcext:value-type="float">
            <text:p>0.00023257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628895506335424" calcext:value-type="float">
            <text:p>0.0062889551</text:p>
          </table:table-cell>
          <table:table-cell office:value-type="float" office:value="0.00682164709664104" calcext:value-type="float">
            <text:p>0.0068216471</text:p>
          </table:table-cell>
          <table:table-cell office:value-type="float" office:value="0.00827026201116587" calcext:value-type="float">
            <text:p>0.008270262</text:p>
          </table:table-cell>
          <table:table-cell office:value-type="float" office:value="0.00679827298412374" calcext:value-type="float">
            <text:p>0.006798273</text:p>
          </table:table-cell>
          <table:table-cell office:value-type="float" office:value="0.0108199549680722" calcext:value-type="float">
            <text:p>0.010819955</text:p>
          </table:table-cell>
          <table:table-cell office:value-type="float" office:value="0.0126555782975115" calcext:value-type="float">
            <text:p>0.0126555783</text:p>
          </table:table-cell>
          <table:table-cell office:value-type="float" office:value="0.0152504928317452" calcext:value-type="float">
            <text:p>0.0152504928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SvmRank</text:p>
          </table:table-cell>
          <table:table-cell office:value-type="float" office:value="0.0703661" calcext:value-type="float">
            <text:p>0.0703661</text:p>
          </table:table-cell>
          <table:table-cell office:value-type="float" office:value="0.0674498" calcext:value-type="float">
            <text:p>0.0674498</text:p>
          </table:table-cell>
          <table:table-cell office:value-type="float" office:value="0.0604001" calcext:value-type="float">
            <text:p>0.0604001</text:p>
          </table:table-cell>
          <table:table-cell office:value-type="float" office:value="0.0664494" calcext:value-type="float">
            <text:p>0.0664494</text:p>
          </table:table-cell>
          <table:table-cell office:value-type="float" office:value="0.0673745" calcext:value-type="float">
            <text:p>0.0673745</text:p>
          </table:table-cell>
          <table:table-cell office:value-type="float" office:value="0.0624192" calcext:value-type="float">
            <text:p>0.0624192</text:p>
          </table:table-cell>
          <table:table-cell office:value-type="float" office:value="0.064375" calcext:value-type="float">
            <text:p>0.064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0493" calcext:value-type="float">
            <text:p>0.060493</text:p>
          </table:table-cell>
          <table:table-cell office:value-type="float" office:value="0.060248" calcext:value-type="float">
            <text:p>0.060248</text:p>
          </table:table-cell>
          <table:table-cell office:value-type="float" office:value="0.060217" calcext:value-type="float">
            <text:p>0.060217</text:p>
          </table:table-cell>
          <table:table-cell office:value-type="float" office:value="0.060391" calcext:value-type="float">
            <text:p>0.060391</text:p>
          </table:table-cell>
          <table:table-cell office:value-type="float" office:value="0.050242" calcext:value-type="float">
            <text:p>0.050242</text:p>
          </table:table-cell>
          <table:table-cell office:value-type="float" office:value="0.050223" calcext:value-type="float">
            <text:p>0.050223</text:p>
          </table:table-cell>
          <table:table-cell office:value-type="float" office:value="0.050341" calcext:value-type="float">
            <text:p>0.050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0388" calcext:value-type="float">
            <text:p>0.080388</text:p>
          </table:table-cell>
          <table:table-cell office:value-type="float" office:value="0.080477" calcext:value-type="float">
            <text:p>0.080477</text:p>
          </table:table-cell>
          <table:table-cell office:value-type="float" office:value="0.060485" calcext:value-type="float">
            <text:p>0.060485</text:p>
          </table:table-cell>
          <table:table-cell office:value-type="float" office:value="0.070493" calcext:value-type="float">
            <text:p>0.070493</text:p>
          </table:table-cell>
          <table:table-cell office:value-type="float" office:value="0.0805" calcext:value-type="float">
            <text:p>0.0805</text:p>
          </table:table-cell>
          <table:table-cell office:value-type="float" office:value="0.070526" calcext:value-type="float">
            <text:p>0.070526</text:p>
          </table:table-cell>
          <table:table-cell office:value-type="float" office:value="0.080456" calcext:value-type="float">
            <text:p>0.080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03495" calcext:value-type="float">
            <text:p>0.0703495</text:p>
          </table:table-cell>
          <table:table-cell office:value-type="float" office:value="0.065474" calcext:value-type="float">
            <text:p>0.065474</text:p>
          </table:table-cell>
          <table:table-cell office:value-type="float" office:value="0.060451" calcext:value-type="float">
            <text:p>0.060451</text:p>
          </table:table-cell>
          <table:table-cell office:value-type="float" office:value="0.070302" calcext:value-type="float">
            <text:p>0.070302</text:p>
          </table:table-cell>
          <table:table-cell office:value-type="float" office:value="0.0703385" calcext:value-type="float">
            <text:p>0.0703385</text:p>
          </table:table-cell>
          <table:table-cell office:value-type="float" office:value="0.0604515" calcext:value-type="float">
            <text:p>0.0604515</text:p>
          </table:table-cell>
          <table:table-cell office:value-type="float" office:value="0.060468" calcext:value-type="float">
            <text:p>0.06046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219942709888889" calcext:value-type="float">
            <text:p>2.20E-05</text:p>
          </table:table-cell>
          <table:table-cell table:style-name="ce1" office:value-type="float" office:value="0.0000681020932888889" calcext:value-type="float">
            <text:p>6.81E-05</text:p>
          </table:table-cell>
          <table:table-cell table:style-name="ce1" office:value-type="float" office:value="0.00000000941543333333362" calcext:value-type="float">
            <text:p>9.42E-09</text:p>
          </table:table-cell>
          <table:table-cell table:style-name="ce1" office:value-type="float" office:value="0.0000262877556" calcext:value-type="float">
            <text:p>2.63E-05</text:p>
          </table:table-cell>
          <table:table-cell office:value-type="float" office:value="0.000135107239611111" calcext:value-type="float">
            <text:p>0.0001351072</text:p>
          </table:table-cell>
          <table:table-cell table:style-name="ce1" office:value-type="float" office:value="0.0000631520015111111" calcext:value-type="float">
            <text:p>6.32E-05</text:p>
          </table:table-cell>
          <table:table-cell table:style-name="ce1" office:value-type="float" office:value="0.0000712256155555557" calcext:value-type="float">
            <text:p>7.12E-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68980500542282" calcext:value-type="float">
            <text:p>0.004689805</text:p>
          </table:table-cell>
          <table:table-cell office:value-type="float" office:value="0.00825239924439486" calcext:value-type="float">
            <text:p>0.0082523992</text:p>
          </table:table-cell>
          <table:table-cell table:style-name="ce1" office:value-type="float" office:value="0.0000970331558454821" calcext:value-type="float">
            <text:p>9.70E-05</text:p>
          </table:table-cell>
          <table:table-cell office:value-type="float" office:value="0.00512715862832427" calcext:value-type="float">
            <text:p>0.0051271586</text:p>
          </table:table-cell>
          <table:table-cell office:value-type="float" office:value="0.0116235639806004" calcext:value-type="float">
            <text:p>0.011623564</text:p>
          </table:table-cell>
          <table:table-cell office:value-type="float" office:value="0.00794682335975269" calcext:value-type="float">
            <text:p>0.0079468234</text:p>
          </table:table-cell>
          <table:table-cell office:value-type="float" office:value="0.00843952697463286" calcext:value-type="float">
            <text:p>0.008439527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Print Text</text:p>
          </table:table-cell>
          <table:table-cell office:value-type="float" office:value="0.497488" calcext:value-type="float">
            <text:p>0.497488</text:p>
          </table:table-cell>
          <table:table-cell office:value-type="float" office:value="0.5014895" calcext:value-type="float">
            <text:p>0.5014895</text:p>
          </table:table-cell>
          <table:table-cell office:value-type="float" office:value="0.5025455" calcext:value-type="float">
            <text:p>0.5025455</text:p>
          </table:table-cell>
          <table:table-cell office:value-type="float" office:value="0.4995535" calcext:value-type="float">
            <text:p>0.4995535</text:p>
          </table:table-cell>
          <table:table-cell office:value-type="float" office:value="0.5115807" calcext:value-type="float">
            <text:p>0.5115807</text:p>
          </table:table-cell>
          <table:table-cell office:value-type="float" office:value="0.5005415" calcext:value-type="float">
            <text:p>0.5005415</text:p>
          </table:table-cell>
          <table:table-cell office:value-type="float" office:value="0.5045281" calcext:value-type="float">
            <text:p>0.5045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0481" calcext:value-type="float">
            <text:p>0.490481</text:p>
          </table:table-cell>
          <table:table-cell office:value-type="float" office:value="0.49047" calcext:value-type="float">
            <text:p>0.49047</text:p>
          </table:table-cell>
          <table:table-cell office:value-type="float" office:value="0.500514" calcext:value-type="float">
            <text:p>0.500514</text:p>
          </table:table-cell>
          <table:table-cell office:value-type="float" office:value="0.490488" calcext:value-type="float">
            <text:p>0.490488</text:p>
          </table:table-cell>
          <table:table-cell office:value-type="float" office:value="0.490558" calcext:value-type="float">
            <text:p>0.490558</text:p>
          </table:table-cell>
          <table:table-cell office:value-type="float" office:value="0.490535" calcext:value-type="float">
            <text:p>0.490535</text:p>
          </table:table-cell>
          <table:table-cell office:value-type="float" office:value="0.490514" calcext:value-type="float">
            <text:p>0.4905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10489" calcext:value-type="float">
            <text:p>0.510489</text:p>
          </table:table-cell>
          <table:table-cell office:value-type="float" office:value="0.530488" calcext:value-type="float">
            <text:p>0.530488</text:p>
          </table:table-cell>
          <table:table-cell office:value-type="float" office:value="0.510525" calcext:value-type="float">
            <text:p>0.510525</text:p>
          </table:table-cell>
          <table:table-cell office:value-type="float" office:value="0.530527" calcext:value-type="float">
            <text:p>0.530527</text:p>
          </table:table-cell>
          <table:table-cell office:value-type="float" office:value="0.580511" calcext:value-type="float">
            <text:p>0.580511</text:p>
          </table:table-cell>
          <table:table-cell office:value-type="float" office:value="0.510558" calcext:value-type="float">
            <text:p>0.510558</text:p>
          </table:table-cell>
          <table:table-cell office:value-type="float" office:value="0.530527" calcext:value-type="float">
            <text:p>0.530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5494" calcext:value-type="float">
            <text:p>0.495494</text:p>
          </table:table-cell>
          <table:table-cell office:value-type="float" office:value="0.5004915" calcext:value-type="float">
            <text:p>0.5004915</text:p>
          </table:table-cell>
          <table:table-cell office:value-type="float" office:value="0.50055" calcext:value-type="float">
            <text:p>0.50055</text:p>
          </table:table-cell>
          <table:table-cell office:value-type="float" office:value="0.4906905" calcext:value-type="float">
            <text:p>0.4906905</text:p>
          </table:table-cell>
          <table:table-cell office:value-type="float" office:value="0.5055835" calcext:value-type="float">
            <text:p>0.5055835</text:p>
          </table:table-cell>
          <table:table-cell office:value-type="float" office:value="0.5005335" calcext:value-type="float">
            <text:p>0.5005335</text:p>
          </table:table-cell>
          <table:table-cell office:value-type="float" office:value="0.500531" calcext:value-type="float">
            <text:p>0.50053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0.0000676558017777779" calcext:value-type="float">
            <text:p>6.77E-05</text:p>
          </table:table-cell>
          <table:table-cell office:value-type="float" office:value="0.000165570101833334" calcext:value-type="float">
            <text:p>0.0001655701</text:p>
          </table:table-cell>
          <table:table-cell table:style-name="ce1" office:value-type="float" office:value="0.0000176725427222222" calcext:value-type="float">
            <text:p>1.77E-05</text:p>
          </table:table-cell>
          <table:table-cell office:value-type="float" office:value="0.0001873130225" calcext:value-type="float">
            <text:p>0.000187313</text:p>
          </table:table-cell>
          <table:table-cell office:value-type="float" office:value="0.000675862693788891" calcext:value-type="float">
            <text:p>0.0006758627</text:p>
          </table:table-cell>
          <table:table-cell table:style-name="ce1" office:value-type="float" office:value="0.0000444781769444447" calcext:value-type="float">
            <text:p>4.45E-05</text:p>
          </table:table-cell>
          <table:table-cell office:value-type="float" office:value="0.000115534982766667" calcext:value-type="float">
            <text:p>0.000115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822531469171714" calcext:value-type="float">
            <text:p>0.0082253147</text:p>
          </table:table-cell>
          <table:table-cell office:value-type="float" office:value="0.0128674046269376" calcext:value-type="float">
            <text:p>0.0128674046</text:p>
          </table:table-cell>
          <table:table-cell office:value-type="float" office:value="0.004203872348469" calcext:value-type="float">
            <text:p>0.0042038723</text:p>
          </table:table-cell>
          <table:table-cell office:value-type="float" office:value="0.0136862347817068" calcext:value-type="float">
            <text:p>0.0136862348</text:p>
          </table:table-cell>
          <table:table-cell office:value-type="float" office:value="0.0259973593618446" calcext:value-type="float">
            <text:p>0.0259973594</text:p>
          </table:table-cell>
          <table:table-cell office:value-type="float" office:value="0.00666919612430499" calcext:value-type="float">
            <text:p>0.0066691961</text:p>
          </table:table-cell>
          <table:table-cell office:value-type="float" office:value="0.0107487200524838" calcext:value-type="float">
            <text:p>0.010748720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yes Network</text:p>
          </table:table-cell>
          <table:table-cell office:value-type="string" calcext:value-type="string">
            <text:p>Boltzmann Machine</text:p>
          </table:table-cell>
          <table:table-cell office:value-type="string" calcext:value-type="string">
            <text:p>Cost Assignmen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Running Statistic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 Pegasos</text:p>
          </table:table-cell>
          <table:table-cell office:value-type="string" calcext:value-type="string">
            <text:p>Svm Rank</text:p>
          </table:table-cell>
        </table:table-row>
        <table:table-row table:style-name="ro1">
          <table:table-cell/>
          <table:table-cell office:value-type="float" office:value="17.5707016" calcext:value-type="float">
            <text:p>17.5707016</text:p>
          </table:table-cell>
          <table:table-cell office:value-type="float" office:value="5.9915124" calcext:value-type="float">
            <text:p>5.9915124</text:p>
          </table:table-cell>
          <table:table-cell office:value-type="float" office:value="5.1856505" calcext:value-type="float">
            <text:p>5.1856505</text:p>
          </table:table-cell>
          <table:table-cell office:value-type="float" office:value="8.8156146" calcext:value-type="float">
            <text:p>8.8156146</text:p>
          </table:table-cell>
          <table:table-cell office:value-type="float" office:value="36.4086274" calcext:value-type="float">
            <text:p>36.4086274</text:p>
          </table:table-cell>
          <table:table-cell office:value-type="float" office:value="12.2608749" calcext:value-type="float">
            <text:p>12.2608749</text:p>
          </table:table-cell>
          <table:table-cell office:value-type="float" office:value="22.7746727" calcext:value-type="float">
            <text:p>22.7746727</text:p>
          </table:table-cell>
          <table:table-cell office:value-type="float" office:value="38.679718" calcext:value-type="float">
            <text:p>38.679718</text:p>
          </table:table-cell>
          <table:table-cell office:value-type="float" office:value="17.5597728" calcext:value-type="float">
            <text:p>17.5597728</text:p>
          </table:table-cell>
        </table:table-row>
        <table:table-row table:style-name="ro1">
          <table:table-cell/>
          <table:table-cell office:value-type="float" office:value="16.460623" calcext:value-type="float">
            <text:p>16.460623</text:p>
          </table:table-cell>
          <table:table-cell office:value-type="float" office:value="5.360479" calcext:value-type="float">
            <text:p>5.360479</text:p>
          </table:table-cell>
          <table:table-cell office:value-type="float" office:value="4.150511" calcext:value-type="float">
            <text:p>4.150511</text:p>
          </table:table-cell>
          <table:table-cell office:value-type="float" office:value="7.980579" calcext:value-type="float">
            <text:p>7.980579</text:p>
          </table:table-cell>
          <table:table-cell office:value-type="float" office:value="31.660534" calcext:value-type="float">
            <text:p>31.660534</text:p>
          </table:table-cell>
          <table:table-cell office:value-type="float" office:value="11.180598" calcext:value-type="float">
            <text:p>11.180598</text:p>
          </table:table-cell>
          <table:table-cell office:value-type="float" office:value="18.030572" calcext:value-type="float">
            <text:p>18.030572</text:p>
          </table:table-cell>
          <table:table-cell office:value-type="float" office:value="32.710795" calcext:value-type="float">
            <text:p>32.710795</text:p>
          </table:table-cell>
          <table:table-cell office:value-type="float" office:value="14.600567" calcext:value-type="float">
            <text:p>14.600567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float" office:value="24.491539" calcext:value-type="float">
            <text:p>24.491539</text:p>
          </table:table-cell>
          <table:table-cell office:value-type="float" office:value="7.590455" calcext:value-type="float">
            <text:p>7.590455</text:p>
          </table:table-cell>
          <table:table-cell office:value-type="float" office:value="6.550832" calcext:value-type="float">
            <text:p>6.550832</text:p>
          </table:table-cell>
          <table:table-cell office:value-type="float" office:value="10.120806" calcext:value-type="float">
            <text:p>10.120806</text:p>
          </table:table-cell>
          <table:table-cell office:value-type="float" office:value="40.900716" calcext:value-type="float">
            <text:p>40.900716</text:p>
          </table:table-cell>
          <table:table-cell office:value-type="float" office:value="13.97061" calcext:value-type="float">
            <text:p>13.97061</text:p>
          </table:table-cell>
          <table:table-cell office:value-type="float" office:value="30.590859" calcext:value-type="float">
            <text:p>30.590859</text:p>
          </table:table-cell>
          <table:table-cell office:value-type="float" office:value="42.950741" calcext:value-type="float">
            <text:p>42.950741</text:p>
          </table:table-cell>
          <table:table-cell office:value-type="float" office:value="21.61084" calcext:value-type="float">
            <text:p>21.61084</text:p>
          </table:table-cell>
        </table:table-row>
        <table:table-row table:style-name="ro1">
          <table:table-cell/>
          <table:table-cell office:value-type="float" office:value="16.6655975" calcext:value-type="float">
            <text:p>16.6655975</text:p>
          </table:table-cell>
          <table:table-cell office:value-type="float" office:value="5.665518" calcext:value-type="float">
            <text:p>5.665518</text:p>
          </table:table-cell>
          <table:table-cell office:value-type="float" office:value="5.1906645" calcext:value-type="float">
            <text:p>5.1906645</text:p>
          </table:table-cell>
          <table:table-cell office:value-type="float" office:value="8.880549" calcext:value-type="float">
            <text:p>8.880549</text:p>
          </table:table-cell>
          <table:table-cell office:value-type="float" office:value="36.000728" calcext:value-type="float">
            <text:p>36.000728</text:p>
          </table:table-cell>
          <table:table-cell office:value-type="float" office:value="12.1768545" calcext:value-type="float">
            <text:p>12.1768545</text:p>
          </table:table-cell>
          <table:table-cell office:value-type="float" office:value="21.480571" calcext:value-type="float">
            <text:p>21.480571</text:p>
          </table:table-cell>
          <table:table-cell office:value-type="float" office:value="38.265848" calcext:value-type="float">
            <text:p>38.265848</text:p>
          </table:table-cell>
          <table:table-cell office:value-type="float" office:value="16.9455735" calcext:value-type="float">
            <text:p>16.9455735</text:p>
          </table:table-cell>
        </table:table-row>
        <table:table-row table:style-name="ro1">
          <table:table-cell/>
          <table:table-cell office:value-type="float" office:value="6.0380082877176" calcext:value-type="float">
            <text:p>6.0380082877</text:p>
          </table:table-cell>
          <table:table-cell office:value-type="float" office:value="0.689691042519378" calcext:value-type="float">
            <text:p>0.6896910425</text:p>
          </table:table-cell>
          <table:table-cell office:value-type="float" office:value="0.7262236644745" calcext:value-type="float">
            <text:p>0.7262236645</text:p>
          </table:table-cell>
          <table:table-cell office:value-type="float" office:value="0.500156885685156" calcext:value-type="float">
            <text:p>0.5001568857</text:p>
          </table:table-cell>
          <table:table-cell office:value-type="float" office:value="11.1348822272687" calcext:value-type="float">
            <text:p>11.1348822273</text:p>
          </table:table-cell>
          <table:table-cell office:value-type="float" office:value="0.689988353672545" calcext:value-type="float">
            <text:p>0.6899883537</text:p>
          </table:table-cell>
          <table:table-cell office:value-type="float" office:value="14.6211890588251" calcext:value-type="float">
            <text:p>14.6211890588</text:p>
          </table:table-cell>
          <table:table-cell office:value-type="float" office:value="10.6748348543967" calcext:value-type="float">
            <text:p>10.6748348544</text:p>
          </table:table-cell>
          <table:table-cell office:value-type="float" office:value="5.65347483190862" calcext:value-type="float">
            <text:p>5.6534748319</text:p>
          </table:table-cell>
        </table:table-row>
        <table:table-row table:style-name="ro1">
          <table:table-cell/>
          <table:table-cell office:value-type="float" office:value="2.45723590396152" calcext:value-type="float">
            <text:p>2.457235904</text:p>
          </table:table-cell>
          <table:table-cell office:value-type="float" office:value="0.830476394920035" calcext:value-type="float">
            <text:p>0.8304763949</text:p>
          </table:table-cell>
          <table:table-cell office:value-type="float" office:value="0.85218757587429" calcext:value-type="float">
            <text:p>0.8521875759</text:p>
          </table:table-cell>
          <table:table-cell office:value-type="float" office:value="0.707217707417706" calcext:value-type="float">
            <text:p>0.7072177074</text:p>
          </table:table-cell>
          <table:table-cell office:value-type="float" office:value="3.33689709569664" calcext:value-type="float">
            <text:p>3.3368970957</text:p>
          </table:table-cell>
          <table:table-cell office:value-type="float" office:value="0.830655375996896" calcext:value-type="float">
            <text:p>0.830655376</text:p>
          </table:table-cell>
          <table:table-cell office:value-type="float" office:value="3.82376634469539" calcext:value-type="float">
            <text:p>3.8237663447</text:p>
          </table:table-cell>
          <table:table-cell office:value-type="float" office:value="3.26723657765958" calcext:value-type="float">
            <text:p>3.2672365777</text:p>
          </table:table-cell>
          <table:table-cell office:value-type="float" office:value="2.3777036888369" calcext:value-type="float">
            <text:p>2.377703688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Bayes Network</text:p>
          </table:table-cell>
          <table:table-cell office:value-type="string" calcext:value-type="string">
            <text:p>Boltzmann Machine</text:p>
          </table:table-cell>
          <table:table-cell office:value-type="string" calcext:value-type="string">
            <text:p>Cost Assignment</text:p>
          </table:table-cell>
          <table:table-cell office:value-type="string" calcext:value-type="string">
            <text:p>File Search</text:p>
          </table:table-cell>
          <table:table-cell office:value-type="string" calcext:value-type="string">
            <text:p>Kmean</text:p>
          </table:table-cell>
          <table:table-cell office:value-type="string" calcext:value-type="string">
            <text:p>Running Statistics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vm Pegasos</text:p>
          </table:table-cell>
          <table:table-cell office:value-type="string" calcext:value-type="string">
            <text:p>Svm Rank</text:p>
          </table:table-cell>
        </table:table-row>
        <table:table-row table:style-name="ro1">
          <table:table-cell/>
          <table:table-cell office:value-type="float" office:value="0.2326403" calcext:value-type="float">
            <text:p>0.2326403</text:p>
          </table:table-cell>
          <table:table-cell office:value-type="float" office:value="0.1915066" calcext:value-type="float">
            <text:p>0.1915066</text:p>
          </table:table-cell>
          <table:table-cell office:value-type="float" office:value="0.1915996" calcext:value-type="float">
            <text:p>0.1915996</text:p>
          </table:table-cell>
          <table:table-cell office:value-type="float" office:value="2.2686172" calcext:value-type="float">
            <text:p>2.2686172</text:p>
          </table:table-cell>
          <table:table-cell office:value-type="float" office:value="1.1695412" calcext:value-type="float">
            <text:p>1.1695412</text:p>
          </table:table-cell>
          <table:table-cell office:value-type="float" office:value="1.2227452" calcext:value-type="float">
            <text:p>1.2227452</text:p>
          </table:table-cell>
          <table:table-cell office:value-type="float" office:value="0.2315685" calcext:value-type="float">
            <text:p>0.2315685</text:p>
          </table:table-cell>
          <table:table-cell office:value-type="float" office:value="0.23663" calcext:value-type="float">
            <text:p>0.23663</text:p>
          </table:table-cell>
          <table:table-cell office:value-type="float" office:value="0.255774" calcext:value-type="float">
            <text:p>0.255774</text:p>
          </table:table-cell>
        </table:table-row>
        <table:table-row table:style-name="ro1">
          <table:table-cell/>
          <table:table-cell office:value-type="float" office:value="0.180677" calcext:value-type="float">
            <text:p>0.180677</text:p>
          </table:table-cell>
          <table:table-cell office:value-type="float" office:value="0.180505" calcext:value-type="float">
            <text:p>0.180505</text:p>
          </table:table-cell>
          <table:table-cell office:value-type="float" office:value="0.180574" calcext:value-type="float">
            <text:p>0.180574</text:p>
          </table:table-cell>
          <table:table-cell office:value-type="float" office:value="1.660564" calcext:value-type="float">
            <text:p>1.660564</text:p>
          </table:table-cell>
          <table:table-cell office:value-type="float" office:value="0.820475" calcext:value-type="float">
            <text:p>0.820475</text:p>
          </table:table-cell>
          <table:table-cell office:value-type="float" office:value="0.900608" calcext:value-type="float">
            <text:p>0.900608</text:p>
          </table:table-cell>
          <table:table-cell office:value-type="float" office:value="0.190563" calcext:value-type="float">
            <text:p>0.190563</text:p>
          </table:table-cell>
          <table:table-cell office:value-type="float" office:value="0.200533" calcext:value-type="float">
            <text:p>0.200533</text:p>
          </table:table-cell>
          <table:table-cell office:value-type="float" office:value="0.200562" calcext:value-type="float">
            <text:p>0.200562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0.340596" calcext:value-type="float">
            <text:p>0.340596</text:p>
          </table:table-cell>
          <table:table-cell office:value-type="float" office:value="0.210481" calcext:value-type="float">
            <text:p>0.210481</text:p>
          </table:table-cell>
          <table:table-cell office:value-type="float" office:value="0.200581" calcext:value-type="float">
            <text:p>0.200581</text:p>
          </table:table-cell>
          <table:table-cell office:value-type="float" office:value="3.640544" calcext:value-type="float">
            <text:p>3.640544</text:p>
          </table:table-cell>
          <table:table-cell office:value-type="float" office:value="1.670489" calcext:value-type="float">
            <text:p>1.670489</text:p>
          </table:table-cell>
          <table:table-cell office:value-type="float" office:value="1.620922" calcext:value-type="float">
            <text:p>1.620922</text:p>
          </table:table-cell>
          <table:table-cell office:value-type="float" office:value="0.260577" calcext:value-type="float">
            <text:p>0.260577</text:p>
          </table:table-cell>
          <table:table-cell office:value-type="float" office:value="0.280848" calcext:value-type="float">
            <text:p>0.280848</text:p>
          </table:table-cell>
          <table:table-cell office:value-type="float" office:value="0.380513" calcext:value-type="float">
            <text:p>0.380513</text:p>
          </table:table-cell>
        </table:table-row>
        <table:table-row table:style-name="ro1">
          <table:table-cell/>
          <table:table-cell office:value-type="float" office:value="0.23063" calcext:value-type="float">
            <text:p>0.23063</text:p>
          </table:table-cell>
          <table:table-cell office:value-type="float" office:value="0.190504" calcext:value-type="float">
            <text:p>0.190504</text:p>
          </table:table-cell>
          <table:table-cell office:value-type="float" office:value="0.1906005" calcext:value-type="float">
            <text:p>0.1906005</text:p>
          </table:table-cell>
          <table:table-cell office:value-type="float" office:value="2.125742" calcext:value-type="float">
            <text:p>2.125742</text:p>
          </table:table-cell>
          <table:table-cell office:value-type="float" office:value="1.1655665" calcext:value-type="float">
            <text:p>1.1655665</text:p>
          </table:table-cell>
          <table:table-cell office:value-type="float" office:value="1.165679" calcext:value-type="float">
            <text:p>1.165679</text:p>
          </table:table-cell>
          <table:table-cell office:value-type="float" office:value="0.2305835" calcext:value-type="float">
            <text:p>0.2305835</text:p>
          </table:table-cell>
          <table:table-cell office:value-type="float" office:value="0.230593" calcext:value-type="float">
            <text:p>0.230593</text:p>
          </table:table-cell>
          <table:table-cell office:value-type="float" office:value="0.2356505" calcext:value-type="float">
            <text:p>0.2356505</text:p>
          </table:table-cell>
        </table:table-row>
        <table:table-row table:style-name="ro1">
          <table:table-cell/>
          <table:table-cell office:value-type="float" office:value="0.00190570142534444" calcext:value-type="float">
            <text:p>0.0019057014</text:p>
          </table:table-cell>
          <table:table-cell table:style-name="ce1" office:value-type="float" office:value="0.0000764994858222224" calcext:value-type="float">
            <text:p>7.65E-05</text:p>
          </table:table-cell>
          <table:table-cell table:style-name="ce1" office:value-type="float" office:value="0.0000321755804888889" calcext:value-type="float">
            <text:p>3.22E-05</text:p>
          </table:table-cell>
          <table:table-cell office:value-type="float" office:value="0.313033819028844" calcext:value-type="float">
            <text:p>0.313033819</text:p>
          </table:table-cell>
          <table:table-cell office:value-type="float" office:value="0.0731009658155111" calcext:value-type="float">
            <text:p>0.0731009658</text:p>
          </table:table-cell>
          <table:table-cell office:value-type="float" office:value="0.0569091547164" calcext:value-type="float">
            <text:p>0.0569091547</text:p>
          </table:table-cell>
          <table:table-cell office:value-type="float" office:value="0.000476623808055556" calcext:value-type="float">
            <text:p>0.0004766238</text:p>
          </table:table-cell>
          <table:table-cell office:value-type="float" office:value="0.00129839263222222" calcext:value-type="float">
            <text:p>0.0012983926</text:p>
          </table:table-cell>
          <table:table-cell office:value-type="float" office:value="0.002569374326" calcext:value-type="float">
            <text:p>0.0025693743</text:p>
          </table:table-cell>
        </table:table-row>
        <table:table-row table:style-name="ro1">
          <table:table-cell/>
          <table:table-cell office:value-type="float" office:value="0.0436543402807149" calcext:value-type="float">
            <text:p>0.0436543403</text:p>
          </table:table-cell>
          <table:table-cell office:value-type="float" office:value="0.00874639844863144" calcext:value-type="float">
            <text:p>0.0087463984</text:p>
          </table:table-cell>
          <table:table-cell office:value-type="float" office:value="0.00567235228885591" calcext:value-type="float">
            <text:p>0.0056723523</text:p>
          </table:table-cell>
          <table:table-cell office:value-type="float" office:value="0.559494252900639" calcext:value-type="float">
            <text:p>0.5594942529</text:p>
          </table:table-cell>
          <table:table-cell office:value-type="float" office:value="0.27037190278487" calcext:value-type="float">
            <text:p>0.2703719028</text:p>
          </table:table-cell>
          <table:table-cell office:value-type="float" office:value="0.238556397349557" calcext:value-type="float">
            <text:p>0.2385563973</text:p>
          </table:table-cell>
          <table:table-cell office:value-type="float" office:value="0.0218317156461776" calcext:value-type="float">
            <text:p>0.0218317156</text:p>
          </table:table-cell>
          <table:table-cell office:value-type="float" office:value="0.0360332156797339" calcext:value-type="float">
            <text:p>0.0360332157</text:p>
          </table:table-cell>
          <table:table-cell office:value-type="float" office:value="0.050688996103691" calcext:value-type="float">
            <text:p>0.0506889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52:10.521448452</meta:creation-date>
    <dc:date>2016-08-18T14:24:26.589963908</dc:date>
    <meta:editing-duration>PT1H1M23S</meta:editing-duration>
    <meta:editing-cycles>5</meta:editing-cycles>
    <meta:generator>LibreOffice/5.0.5.2$Linux_X86_64 LibreOffice_project/00m0$Build-2</meta:generator>
    <meta:document-statistic meta:table-count="1" meta:cell-count="565" meta:object-count="0"/>
  </office:meta>
</office:document-meta>
</file>